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5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/>
    </style:style>
    <style:style style:name="P6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paragraph-properties style:snap-to-layout-grid="false"/>
      <style:text-properties fo:font-size="10pt" style:font-size-asian="10pt"/>
    </style:style>
    <style:style style:name="P8" style:family="paragraph" style:parent-style-name="Standard">
      <style:paragraph-properties fo:text-align="end" style:justify-single-word="false" style:snap-to-layout-grid="false"/>
    </style:style>
    <style:style style:name="P9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10" style:family="paragraph" style:parent-style-name="Table_20_Contents">
      <style:text-properties fo:color="#4c4c4c" fo:font-size="10pt" style:font-size-asian="10pt" style:font-size-complex="10pt"/>
    </style:style>
    <style:style style:name="P11" style:family="paragraph" style:parent-style-name="Text_20_body" style:list-style-name="WW8Num7"/>
    <style:style style:name="P12" style:family="paragraph" style:parent-style-name="Text_20_body" style:list-style-name="WW8Num2"/>
    <style:style style:name="P13" style:family="paragraph" style:parent-style-name="Text_20_body" style:list-style-name="WW8Num6"/>
    <style:style style:name="P14" style:family="paragraph" style:parent-style-name="Text_20_body" style:list-style-name="WW8Num5"/>
    <style:style style:name="P15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16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emória Virtual<text:line-break/>Caso de uso: &lt;nome do caso de uso&gt;</text:p>
      <text:p text:style-name="P15"/>
      <text:p text:style-name="P15"/>
      <text:h text:style-name="Heading_20_1" text:outline-level="1">Breve Descrição</text:h>
      <text:p text:style-name="Text_20_body">&lt;breve descrição do caso de uso&gt;</text:p>
      <text:h text:style-name="Heading_20_1" text:outline-level="1">Breve Descrição dos Atores</text:h>
      <text:h text:style-name="Heading_20_2" text:outline-level="2">&lt;Nome do ator 1&gt;</text:h>
      <text:h text:style-name="Heading_20_1" text:outline-level="1">Pré-condições</text:h>
      <text:p text:style-name="Text_20_body">&lt;pre-condição 1&gt;</text:p>
      <text:h text:style-name="Heading_20_1" text:outline-level="1">Fluxo Básico de Eventos</text:h>
      <text:list xml:id="list38344735" text:style-name="WW8Num7">
        <text:list-item>
          <text:p text:style-name="P11">O caso de uso começa quando o &lt;ator&gt; &lt;faz algo&gt;…</text:p>
        </text:list-item>
        <text:list-item>
          <text:p text:style-name="P11">&lt;passo 1 do fluxo básico&gt;</text:p>
        </text:list-item>
        <text:list-item>
          <text:p text:style-name="P11">… </text:p>
        </text:list-item>
        <text:list-item>
          <text:p text:style-name="P11">&lt;passo n do fluxo básico&gt;</text:p>
        </text:list-item>
        <text:list-item>
          <text:p text:style-name="P11">O caso de uso termina.</text:p>
        </text:list-item>
      </text:list>
      <text:h text:style-name="Heading_20_1" text:outline-level="1">Fluxos Alternativos</text:h>
      <text:h text:style-name="Heading_20_2" text:outline-level="2">&lt;Fluxo Alternativo 1&gt;</text:h>
      <text:p text:style-name="Text_20_body">Se no passo &lt;x&gt; do fluxo básico o &lt;ator ou sistema faz alguma coisa&gt;, entao</text:p>
      <text:list xml:id="list38341299" text:style-name="WW8Num2">
        <text:list-item>
          <text:p text:style-name="P12">&lt;descreve o fluxo&gt; <text:s/></text:p>
        </text:list-item>
        <text:list-item>
          <text:p text:style-name="P12">O caso de uso volta ao passo &lt;y&gt;</text:p>
        </text:list-item>
      </text:list>
      <text:h text:style-name="Heading_20_1" text:outline-level="1">Subfluxos</text:h>
      <text:h text:style-name="Heading_20_2" text:outline-level="2">&lt;Subfluxo 1&gt;</text:h>
      <text:list xml:id="list38339981" text:style-name="WW8Num6">
        <text:list-item>
          <text:p text:style-name="P13">&lt;subfluxo 1, passo 1&gt;</text:p>
        </text:list-item>
        <text:list-item>
          <text:p text:style-name="P13">…</text:p>
        </text:list-item>
        <text:list-item>
          <text:p text:style-name="P13">&lt;subfluxo 1, passo <text:s/>n&gt;</text:p>
        </text:list-item>
      </text:list>
      <text:h text:style-name="Heading_20_1" text:outline-level="1">Cenários Chave</text:h>
      <text:h text:style-name="Heading_20_2" text:outline-level="2">&lt;Cenário 1&gt;</text:h>
      <text:list xml:id="list38362778" text:style-name="WW8Num5">
        <text:list-item>
          <text:p text:style-name="P14">&lt;cenário 1, passo 1&gt;</text:p>
        </text:list-item>
        <text:list-item>
          <text:p text:style-name="P14">…</text:p>
        </text:list-item>
        <text:list-item>
          <text:p text:style-name="P14">&lt;cenário n, passo n&gt;</text:p>
        </text:list-item>
      </text:list>
      <text:h text:style-name="Heading_20_1" text:outline-level="1"><text:soft-page-break/>Pós-Condições</text:h>
      <text:h text:style-name="Heading_20_2" text:outline-level="2">&lt;pos-condição 1&gt;</text:h>
      <text:h text:style-name="Heading_20_1" text:outline-level="1">Requisitos Especiais</text:h>
      <text:p text:style-name="Text_20_body">&lt;requisito especial 1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7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4.205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4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</text:p>
            </table:table-cell>
          </table:table-row>
          <table:table-row table:style-name="Tabela2.2">
            <table:table-cell table:style-name="Tabela2.A1" office:value-type="string">
              <text:p text:style-name="MP1">Documento de Especificação de Casos de uso</text:p>
            </table:table-cell>
            <table:table-cell table:style-name="Tabela2.B1" office:value-type="string">
              <text:p text:style-name="MP1">Data: <text:date style:data-style-name="N37" text:date-value="2010-05-01T18:20:03.18" text:fixed="true">05/01/10</text:date>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2">Confidencial</text:p>
            </table:table-cell>
            <table:table-cell table:style-name="Tabela1.A1" office:value-type="string">
              <text:p text:style-name="MP3"><text:span text:style-name="MT1">ICMC-USP</text:span>, <text:date style:data-style-name="N106" text:date-value="2010-05-01T18:24:39.07">2010</text:date></text:p>
            </table:table-cell>
            <table:table-cell table:style-name="Tabela1.A1" office:value-type="string">
              <text:p text:style-name="MP4"><text:span text:style-name="MT2">Página </text:span><text:span text:style-name="Page_20_Number"><text:span text:style-name="MT2"><text:page-number text:select-page="current">2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4</meta:editing-cycles>
    <meta:editing-duration>PT00H14M29S</meta:editing-duration>
    <meta:generator>BrOffice.org/3.2$Win32 OpenOffice.org_project/320m12$Build-9483</meta:generator>
    <dc:date>2010-05-01T18:24:39.01</dc:date>
    <meta:document-statistic meta:table-count="2" meta:image-count="0" meta:object-count="0" meta:page-count="2" meta:paragraph-count="39" meta:word-count="170" meta:character-count="861"/>
    <dc:creator>Ricardo Reimão</dc:creator>
  </office:meta>
</office:document-meta>
</file>